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2.672cm" fo:min-width="5.1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69cm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b4c7dc" draw:textarea-horizontal-align="justify" draw:textarea-vertical-align="middle" draw:auto-grow-height="false" fo:min-height="6.114cm" fo:min-width="9.326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4cm" loext:decorative="false"/>
      <style:paragraph-properties style:writing-mode="lr-tb"/>
    </style:style>
    <style:style style:name="gr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964cm" fo:min-width="8.45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16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4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9cm" loext:decorative="false"/>
      <style:paragraph-properties style:writing-mode="lr-tb"/>
    </style:style>
    <style:style style:name="gr14" style:family="graphic" style:parent-style-name="standard">
      <style:graphic-properties svg:stroke-width="0.1cm" svg:stroke-color="#3465a4" draw:marker-start="" draw:marker-start-width="0.35cm" draw:marker-end="Arrow" draw:marker-end-width="0.35cm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svg:stroke-width="0.1cm" svg:stroke-color="#3465a4" draw:marker-start="Arrowheads_20_1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1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236cm" fo:min-width="6.252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7cm" fo:min-width="5.707cm" loext:decorative="false"/>
      <style:paragraph-properties style:writing-mode="lr-tb"/>
    </style:style>
    <style:style style:name="gr1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443cm" fo:min-width="9.174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368cm" fo:min-width="0.7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81cm" draw:marker-start-width="0.321cm" draw:marker-end="Arrowheads_20_1" draw:marker-end-width="0.321cm" draw:textarea-vertical-align="middle" fo:padding-top="0.165cm" fo:padding-bottom="0.165cm" fo:padding-left="0.29cm" fo:padding-right="0.29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4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5pt" fo:font-weight="normal" style:font-size-asian="15pt" style:font-weight-asian="normal" style:font-size-complex="15pt" style:font-weight-complex="normal"/>
    </style:style>
    <style:style style:name="P6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9" style:family="paragraph"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9cm" svg:height="12.922cm" svg:x="2.864cm" svg:y="9.477cm">
          <draw:glue-point draw:id="4" svg:x="2.175cm" svg:y="5.001cm"/>
          <draw:glue-point draw:id="5" svg:x="5.001cm" svg:y="-3.162cm"/>
          <draw:glue-point draw:id="6" svg:x="2.706cm" svg:y="-1.198cm"/>
          <draw:glue-point draw:id="7" svg:x="5.001cm" svg:y="2.643cm"/>
          <text:p text:style-name="P1"><text:span text:style-name="T1">IOb Spl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5.709cm" svg:y1="9.477cm" svg:x2="5.745cm" svg:y2="5.98cm" draw:start-shape="id1" draw:start-glue-point="0" draw:end-shape="id2" draw:end-glue-point="2" svg:d="M5709 9477v-1749h36v-1748" svg:viewBox="0 0 37 3498">
          <text:p/>
        </draw:connector>
        <draw:frame draw:style-name="gr3" draw:text-style-name="P5" draw:layer="layout" svg:width="4.769cm" svg:height="1.195cm" svg:x="6.347cm" svg:y="7.552cm">
          <draw:text-box>
            <text:p text:style-name="P4"><text:span text:style-name="T2">IOb Native </text:span><text:span text:style-name="T2">Bus</text:span></text:p>
          </draw:text-box>
        </draw:frame>
        <draw:custom-shape draw:style-name="gr4" draw:text-style-name="P6" xml:id="id4" draw:id="id4" draw:layer="layout" svg:width="9.826cm" svg:height="6.364cm" svg:x="25.224cm" svg:y="16.209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draw:glue-point draw:id="24" svg:x="-5.001cm" svg:y="-2.347cm"/>
          <text:p text:style-name="P1"><text:span text:style-name="T1">Iob-UART16550</text:span><text:span text:style-name="T1"><text:line-break/></text:span><text:span text:style-name="T1">(UART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line-skew="2.668cm" svg:x1="35.028cm" svg:y1="13.261cm" svg:x2="35.043cm" svg:y2="18.018cm" draw:start-shape="id3" draw:start-glue-point="4" draw:end-shape="id4" draw:end-glue-point="5" svg:d="M35028 13261h3191v4757h-3176" svg:viewBox="0 0 3192 4758">
          <text:p/>
        </draw:connector>
        <draw:frame draw:style-name="gr6" draw:text-style-name="P7" draw:layer="layout" svg:width="1.412cm" svg:height="0.962cm" svg:x="35.381cm" svg:y="21.694cm">
          <draw:text-box>
            <text:p>rts</text:p>
          </draw:text-box>
        </draw:frame>
        <draw:frame draw:style-name="gr7" draw:text-style-name="P7" draw:layer="layout" svg:width="1.315cm" svg:height="0.962cm" svg:x="35.253cm" svg:y="19.692cm">
          <draw:text-box>
            <text:p>cts</text:p>
          </draw:text-box>
        </draw:frame>
        <draw:frame draw:style-name="gr8" draw:text-style-name="P7" draw:layer="layout" svg:width="1.384cm" svg:height="0.962cm" svg:x="35.236cm" svg:y="16.07cm">
          <draw:text-box>
            <text:p>rxd</text:p>
          </draw:text-box>
        </draw:frame>
        <draw:connector draw:style-name="gr5" draw:text-style-name="P3" draw:layer="layout" svg:x1="28.03cm" svg:y1="22.573cm" svg:x2="28.032cm" svg:y2="24.765cm" draw:start-shape="id4" draw:start-glue-point="11" svg:d="M28030 22573v1347h2v845" svg:viewBox="0 0 3 2193">
          <text:p/>
        </draw:connector>
        <draw:connector draw:style-name="gr5" draw:text-style-name="P3" draw:layer="layout" svg:x1="33.039cm" svg:y1="22.523cm" svg:x2="33.038cm" svg:y2="24.765cm" svg:d="M33039 22523v1121h-1v1121" svg:viewBox="0 0 2 2243">
          <text:p/>
        </draw:connector>
        <draw:custom-shape draw:style-name="gr9" draw:text-style-name="P2" xml:id="id9" draw:id="id9" draw:layer="layout" svg:width="8.958cm" svg:height="3.214cm" svg:x="25.843cm" svg:y="24.794cm">
          <draw:glue-point draw:id="4" svg:x="2.175cm" svg:y="5.001cm"/>
          <draw:glue-point draw:id="5" svg:x="5.001cm" svg:y="-2.514cm"/>
          <draw:glue-point draw:id="6" svg:x="5.001cm" svg:y="2.871cm"/>
          <text:p text:style-name="P1"><text:span text:style-name="T1">Clock and Reset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1.278cm" svg:height="0.962cm" svg:x="26.769cm" svg:y="22.571cm">
          <draw:text-box>
            <text:p>clk</text:p>
          </draw:text-box>
        </draw:frame>
        <draw:frame draw:style-name="gr11" draw:text-style-name="P7" draw:layer="layout" svg:width="1.668cm" svg:height="1.673cm" svg:x="31.44cm" svg:y="22.457cm">
          <draw:text-box>
            <text:p>arst</text:p>
          </draw:text-box>
        </draw:frame>
        <draw:frame draw:style-name="gr12" draw:text-style-name="P7" draw:layer="layout" svg:width="1.448cm" svg:height="0.962cm" svg:x="35.252cm" svg:y="18.138cm">
          <draw:text-box>
            <text:p>txd</text:p>
          </draw:text-box>
        </draw:frame>
        <draw:connector draw:style-name="gr5" draw:text-style-name="P3" draw:layer="layout" svg:x1="30.574cm" svg:y1="22.573cm" svg:x2="30.577cm" svg:y2="24.747cm" svg:d="M30574 22573v1087h3v1087" svg:viewBox="0 0 4 2175">
          <text:p/>
        </draw:connector>
        <draw:frame draw:style-name="gr13" draw:text-style-name="P7" draw:layer="layout" svg:width="1.49cm" svg:height="0.962cm" svg:x="29.008cm" svg:y="22.571cm">
          <draw:text-box>
            <text:p>cke</text:p>
          </draw:text-box>
        </draw:frame>
        <draw:custom-shape draw:style-name="gr4" draw:text-style-name="P6" xml:id="id3" draw:id="id3" draw:layer="layout" svg:width="9.826cm" svg:height="6.364cm" svg:x="25.202cm" svg:y="8.707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draw:glue-point draw:id="24" svg:x="-5.001cm" svg:y="-2.347cm"/>
          <draw:glue-point draw:id="25" svg:x="2.985cm" svg:y="-5.001cm"/>
          <draw:glue-point draw:id="26" svg:x="-2.056cm" svg:y="-5.001cm"/>
          <text:p text:style-name="P8"><text:span text:style-name="T3">Iob-UART16550</text:span><text:span text:style-name="T3"><text:line-break/></text:span><text:span text:style-name="T1">(UART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svg:x1="35.021cm" svg:y1="10.516cm" svg:x2="36.343cm" svg:y2="10.504cm" draw:start-shape="id3" draw:start-glue-point="5" svg:d="M35021 10516h915v-12h407" svg:viewBox="0 0 1323 13">
          <text:p/>
        </draw:connector>
        <draw:connector draw:style-name="gr15" draw:text-style-name="P3" draw:layer="layout" draw:line-skew="2.016cm" svg:x1="35.05cm" svg:y1="17.088cm" svg:x2="35.028cm" svg:y2="14.183cm" draw:start-shape="id4" draw:start-glue-point="15" draw:end-shape="id3" draw:end-glue-point="19" svg:d="M35050 17088h2517v-2905h-2539" svg:viewBox="0 0 2540 2906">
          <text:p/>
        </draw:connector>
        <draw:frame draw:style-name="gr6" draw:text-style-name="P7" draw:layer="layout" svg:width="1.412cm" svg:height="0.962cm" svg:x="35.274cm" svg:y="14.192cm">
          <draw:text-box>
            <text:p>txd</text:p>
          </draw:text-box>
        </draw:frame>
        <draw:frame draw:style-name="gr8" draw:text-style-name="P7" draw:layer="layout" svg:width="1.384cm" svg:height="0.962cm" svg:x="35.146cm" svg:y="12.19cm">
          <draw:text-box>
            <text:p>rxd</text:p>
          </draw:text-box>
        </draw:frame>
        <draw:frame draw:style-name="gr16" draw:text-style-name="P7" draw:layer="layout" svg:width="1.349cm" svg:height="0.962cm" svg:x="35.129cm" svg:y="8.568cm">
          <draw:text-box>
            <text:p>cts</text:p>
          </draw:text-box>
        </draw:frame>
        <draw:frame draw:style-name="gr12" draw:text-style-name="P7" draw:layer="layout" svg:width="1.448cm" svg:height="0.962cm" svg:x="35.145cm" svg:y="10.636cm">
          <draw:text-box>
            <text:p>rts</text:p>
          </draw:text-box>
        </draw:frame>
        <draw:custom-shape draw:style-name="gr17" draw:text-style-name="P2" xml:id="id5" draw:id="id5" draw:layer="layout" svg:width="6.752cm" svg:height="3.486cm" svg:x="11.012cm" svg:y="10.142cm">
          <draw:glue-point draw:id="4" svg:x="2.175cm" svg:y="5.001cm"/>
          <text:p text:style-name="P1"><text:span text:style-name="T1">Universal</text:span></text:p>
          <text:p text:style-name="P1"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5" draw:layer="layout" svg:width="6.207cm" svg:height="1.427cm" svg:x="18.382cm" svg:y="12.211cm">
          <draw:text-box>
            <text:p text:style-name="P4"><text:span text:style-name="T2">CSRs Bus</text:span></text:p>
            <text:p text:style-name="P4"><text:span text:style-name="T2">(IOb/AXIL/WB)</text:span></text:p>
          </draw:text-box>
        </draw:frame>
        <draw:connector draw:style-name="gr2" draw:text-style-name="P3" draw:layer="layout" svg:x1="17.764cm" svg:y1="11.885cm" svg:x2="25.202cm" svg:y2="11.889cm" draw:start-shape="id5" draw:start-glue-point="1" draw:end-shape="id3" draw:end-glue-point="3" svg:d="M17764 11885h3719v4h3719" svg:viewBox="0 0 7439 5">
          <text:p/>
        </draw:connector>
        <draw:custom-shape draw:style-name="gr19" draw:text-style-name="P2" xml:id="id2" draw:id="id2" draw:layer="layout" svg:width="9.674cm" svg:height="4.693cm" svg:x="0.908cm" svg:y="1.287cm">
          <draw:glue-point draw:id="4" svg:x="2.175cm" svg:y="5.001cm"/>
          <text:p text:style-name="P1"><text:span text:style-name="T1">Control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8.554cm" svg:y1="11.853cm" svg:x2="11.012cm" svg:y2="11.885cm" draw:start-shape="id1" draw:start-glue-point="5" draw:end-shape="id5" svg:d="M8554 11853h1229v32h1229" svg:viewBox="0 0 2459 33">
          <text:p/>
        </draw:connector>
        <draw:custom-shape draw:style-name="gr17" draw:text-style-name="P2" xml:id="id6" draw:id="id6" draw:layer="layout" svg:width="6.752cm" svg:height="3.486cm" svg:x="11.013cm" svg:y="17.644cm">
          <draw:glue-point draw:id="4" svg:x="2.175cm" svg:y="5.001cm"/>
          <text:p text:style-name="P1"><text:span text:style-name="T1">Universal</text:span></text:p>
          <text:p text:style-name="P1"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5" draw:layer="layout" svg:width="6.207cm" svg:height="1.427cm" svg:x="18.383cm" svg:y="19.726cm">
          <draw:text-box>
            <text:p text:style-name="P4"><text:span text:style-name="T2">CSRs Bus</text:span></text:p>
            <text:p text:style-name="P4"><text:span text:style-name="T2">(IOb/AXIL/WB)</text:span></text:p>
          </draw:text-box>
        </draw:frame>
        <draw:connector draw:style-name="gr2" draw:text-style-name="P3" draw:layer="layout" svg:x1="17.765cm" svg:y1="19.387cm" svg:x2="25.224cm" svg:y2="19.391cm" draw:start-shape="id6" draw:start-glue-point="1" draw:end-shape="id4" draw:end-glue-point="3" svg:d="M17765 19387h3730v4h3729" svg:viewBox="0 0 7460 5">
          <text:p/>
        </draw:connector>
        <draw:connector draw:style-name="gr2" draw:text-style-name="P3" draw:layer="layout" svg:x1="8.554cm" svg:y1="19.353cm" svg:x2="11.013cm" svg:y2="19.387cm" draw:start-shape="id1" draw:start-glue-point="7" draw:end-shape="id6" svg:d="M8554 19353h1230v34h1229" svg:viewBox="0 0 2460 35">
          <text:p/>
        </draw:connector>
        <draw:connector draw:style-name="gr14" draw:text-style-name="P3" draw:layer="layout" svg:x1="35.101cm" svg:y1="21.708cm" svg:x2="36.423cm" svg:y2="21.696cm" svg:d="M35101 21708h915v-12h407" svg:viewBox="0 0 1323 13">
          <text:p/>
        </draw:connector>
        <draw:custom-shape draw:style-name="gr20" draw:text-style-name="P9" xml:id="id7" draw:id="id7" draw:layer="layout" svg:width="2.4cm" svg:height="1.852cm" draw:transform="skewX (-0.0544542726622231) rotate (1.56119701590893) translate (36.427cm 10.777cm)">
          <text:p text:style-name="P9">1</text:p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onnector draw:style-name="gr14" draw:text-style-name="P3" draw:layer="layout" svg:x1="36.438cm" svg:y1="9.577cm" svg:x2="35.028cm" svg:y2="9.586cm" draw:start-shape="id7" draw:start-glue-point="4" draw:end-shape="id3" draw:end-glue-point="15" svg:d="M36438 9577h-704v9h-706" svg:viewBox="0 0 1411 10">
          <text:p/>
        </draw:connector>
        <draw:custom-shape draw:style-name="gr20" draw:text-style-name="P9" xml:id="id8" draw:id="id8" draw:layer="layout" svg:width="2.4cm" svg:height="1.852cm" draw:transform="skewX (-0.0544542726622231) rotate (1.56119701590893) translate (36.427cm 21.97cm)">
          <text:p text:style-name="P9">1</text:p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onnector draw:style-name="gr14" draw:text-style-name="P3" draw:layer="layout" svg:x1="36.438cm" svg:y1="20.77cm" svg:x2="35.028cm" svg:y2="20.779cm" draw:start-shape="id8" draw:start-glue-point="4" svg:d="M36438 20770h-955v9h-455" svg:viewBox="0 0 1411 10">
          <text:p/>
        </draw:connector>
        <draw:connector draw:style-name="gr21" draw:text-style-name="P3" draw:layer="layout" draw:line-skew="3.918cm" svg:x1="34.801cm" svg:y1="25.594cm" svg:x2="33.048cm" svg:y2="8.707cm" draw:start-shape="id9" draw:start-glue-point="5" draw:end-shape="id3" draw:end-glue-point="25" svg:d="M34801 25594h4646v-17388h-6399v501" svg:viewBox="0 0 6400 17389">
          <text:p/>
        </draw:connector>
        <draw:connector draw:style-name="gr21" draw:text-style-name="P3" draw:layer="layout" draw:line-skew="4.736cm -0.894cm" svg:x1="34.801cm" svg:y1="26.401cm" svg:x2="30.115cm" svg:y2="8.707cm" draw:start-shape="id9" draw:start-glue-point="1" draw:end-shape="id3" draw:end-glue-point="0" svg:d="M34801 26401h5464v-19089h-10150v1395" svg:viewBox="0 0 10151 19090">
          <text:p/>
        </draw:connector>
        <draw:connector draw:style-name="gr21" draw:text-style-name="P3" draw:layer="layout" draw:line-skew="5.65cm -1.808cm" svg:x1="34.801cm" svg:y1="27.323cm" svg:x2="28.095cm" svg:y2="8.707cm" draw:start-shape="id9" draw:start-glue-point="6" draw:end-shape="id3" draw:end-glue-point="26" svg:d="M34801 27323h6378v-20925h-13084v2309" svg:viewBox="0 0 13085 20926">
          <text:p/>
        </draw:connector>
        <draw:frame draw:style-name="gr11" draw:text-style-name="P7" draw:layer="layout" svg:width="1.668cm" svg:height="1.673cm" svg:x="31.418cm" svg:y="7.774cm">
          <draw:text-box>
            <text:p>arst</text:p>
          </draw:text-box>
        </draw:frame>
        <draw:frame draw:style-name="gr13" draw:text-style-name="P7" draw:layer="layout" svg:width="1.49cm" svg:height="0.962cm" svg:x="28.655cm" svg:y="7.711cm">
          <draw:text-box>
            <text:p>cke</text:p>
          </draw:text-box>
        </draw:frame>
        <draw:frame draw:style-name="gr10" draw:text-style-name="P7" draw:layer="layout" svg:width="1.278cm" svg:height="0.962cm" svg:x="26.769cm" svg:y="7.754cm">
          <draw:text-box>
            <text:p>clk</text:p>
          </draw:text-box>
        </draw:frame>
        <draw:connector draw:style-name="gr14" draw:text-style-name="P3" draw:layer="layout" svg:x1="25.214cm" svg:y1="9.591cm" svg:x2="22.788cm" svg:y2="9.592cm" svg:d="M25214 9591h-1213v1h-1213" svg:viewBox="0 0 2427 2">
          <text:p/>
        </draw:connector>
        <draw:frame draw:style-name="gr22" draw:text-style-name="P7" draw:layer="layout" svg:width="2.831cm" svg:height="0.962cm" svg:x="22.484cm" svg:y="8.568cm">
          <draw:text-box>
            <text:p>interrupt</text:p>
          </draw:text-box>
        </draw:frame>
        <draw:frame draw:style-name="gr16" draw:text-style-name="P7" draw:layer="layout" svg:width="1.349cm" svg:height="0.962cm" svg:x="35.13cm" svg:y="8.568cm">
          <draw:text-box>
            <text:p>cts</text:p>
          </draw:text-box>
        </draw:frame>
        <draw:connector draw:style-name="gr14" draw:text-style-name="P3" draw:layer="layout" svg:x1="25.215cm" svg:y1="17.082cm" svg:x2="22.789cm" svg:y2="17.083cm" svg:d="M25215 17082h-1213v1h-1213" svg:viewBox="0 0 2427 2">
          <text:p/>
        </draw:connector>
        <draw:frame draw:style-name="gr22" draw:text-style-name="P7" draw:layer="layout" svg:width="2.831cm" svg:height="0.962cm" svg:x="22.485cm" svg:y="16.059cm">
          <draw:text-box>
            <text:p>interrup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6-01-28T03:30:39.428789659</dc:date>
    <meta:editing-duration>PT16H41M9S</meta:editing-duration>
    <meta:editing-cycles>67</meta:editing-cycles>
    <meta:generator>LibreOffice/25.8.4.2$Linux_X86_64 LibreOffice_project/580$Build-2</meta:generator>
    <meta:document-statistic meta:object-count="48"/>
  </office:meta>
</office:document-meta>
</file>